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acheProxyFactoryBeanTests.configurationClassWithCacheProxyFactoryB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CacheProxyFactoryBeanConfiguration.newCacheOperation( String cach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impleGreeter.setCacheMi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cheProxyFactoryBeanConfiguration.newCacheOperationSource( String methodName , CacheOperation ... cacheOperat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acheProxyFactoryBeanTests.isCacheHi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cheProxyFactoryBeanTests.gre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Greeter.isCacheMi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cheProxyFactoryBeanConfiguration.gree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acheProxyFactoryBeanConfiguration.cacheMana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cheProxyFactoryBeanTests.greet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